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Caption">
      <style:text-properties officeooo:rsid="001704e8" officeooo:paragraph-rsid="001704e8"/>
    </style:style>
    <style:style style:name="P4" style:family="paragraph" style:parent-style-name="Azione_20_attore">
      <style:text-properties officeooo:rsid="001704e8"/>
    </style:style>
    <style:style style:name="P5" style:family="paragraph" style:parent-style-name="Azione_20_sistema">
      <style:text-properties officeooo:paragraph-rsid="0019e8be"/>
    </style:style>
    <style:style style:name="P6" style:family="paragraph" style:parent-style-name="Table_20_Contents">
      <style:text-properties officeooo:rsid="001704e8" officeooo:paragraph-rsid="001704e8"/>
    </style:style>
    <style:style style:name="T1" style:family="text">
      <style:text-properties officeooo:rsid="0019e8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Errore nella lettura dei dat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Utente gener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Errore nella lettura dei dat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255479" text:style-name="Numerazione_20_UC">
              <text:list-header>
                <text:p text:style-name="P4"/>
              </text:list-header>
              <text:list-item text:start-value="1">
                <text:p text:style-name="P5"><text:span text:style-name="T1">Il sistema rileva un errore nei dati e visualizza il messaggio d'errore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Il sistema mostra una schermata di attesa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N/D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Sicurezza</text:p>
          </table:table-cell>
        </table:table-row>
      </table:table>
      <text:p text:style-name="P3">UC_A_56 il sistema rileva un errore nella lettura dei dat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3T18:33:23.43</meta:creation-date>
    <meta:editing-duration>PT19S</meta:editing-duration>
    <meta:editing-cycles>3</meta:editing-cycles>
    <meta:generator>LibreOffice/3.6$Windows_x86 LibreOffice_project/da8c1e6-fd468f4-454e206-f42a4a9-143cfd</meta:generator>
    <dc:date>2012-11-07T21:12:54.97</dc:date>
    <meta:document-statistic meta:table-count="1" meta:image-count="0" meta:object-count="0" meta:page-count="1" meta:paragraph-count="17" meta:word-count="63" meta:character-count="396" meta:non-whitespace-character-count="351"/>
  </office:meta>
</office:document-meta>
</file>